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85in" style:rel-column-width="13987*"/>
    </style:style>
    <style:style style:name="Таблица6.B" style:family="table-column">
      <style:table-column-properties style:column-width="5.4486in" style:rel-column-width="51548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9271in" fo:margin-left="0in" fo:margin-right="-0.0021in" table:align="margins"/>
    </style:style>
    <style:style style:name="Таблица7.A" style:family="table-column">
      <style:table-column-properties style:column-width="1.4792in" style:rel-column-width="13993*"/>
    </style:style>
    <style:style style:name="Таблица7.B" style:family="table-column">
      <style:table-column-properties style:column-width="5.4479in" style:rel-column-width="51542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9271in" fo:margin-left="0in" fo:margin-right="-0.0021in" table:align="margins"/>
    </style:style>
    <style:style style:name="Таблица8.A" style:family="table-column">
      <style:table-column-properties style:column-width="1.4792in" style:rel-column-width="13993*"/>
    </style:style>
    <style:style style:name="Таблица8.B" style:family="table-column">
      <style:table-column-properties style:column-width="5.4479in" style:rel-column-width="51542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9271in" fo:margin-left="0in" fo:margin-right="-0.0021in" table:align="margins"/>
    </style:style>
    <style:style style:name="Таблица9.A" style:family="table-column">
      <style:table-column-properties style:column-width="1.4792in" style:rel-column-width="13993*"/>
    </style:style>
    <style:style style:name="Таблица9.B" style:family="table-column">
      <style:table-column-properties style:column-width="5.4479in" style:rel-column-width="51542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9271in" fo:margin-left="0in" fo:margin-right="-0.0021in" table:align="margins"/>
    </style:style>
    <style:style style:name="Таблица10.A" style:family="table-column">
      <style:table-column-properties style:column-width="1.4792in" style:rel-column-width="13993*"/>
    </style:style>
    <style:style style:name="Таблица10.B" style:family="table-column">
      <style:table-column-properties style:column-width="5.4479in" style:rel-column-width="51542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9271in" fo:margin-left="0in" fo:margin-right="-0.0021in" table:align="margins"/>
    </style:style>
    <style:style style:name="Таблица11.A" style:family="table-column">
      <style:table-column-properties style:column-width="1.4792in" style:rel-column-width="13993*"/>
    </style:style>
    <style:style style:name="Таблица11.B" style:family="table-column">
      <style:table-column-properties style:column-width="5.4479in" style:rel-column-width="51542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9271in" fo:margin-left="0in" fo:margin-right="-0.0021in" table:align="margins"/>
    </style:style>
    <style:style style:name="Таблица12.A" style:family="table-column">
      <style:table-column-properties style:column-width="1.4792in" style:rel-column-width="13993*"/>
    </style:style>
    <style:style style:name="Таблица12.B" style:family="table-column">
      <style:table-column-properties style:column-width="5.4479in" style:rel-column-width="51542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24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 style:list-style-name="L14">
      <style:paragraph-properties fo:text-align="start" style:justify-single-word="false"/>
      <style:text-properties fo:language="ru" fo:country="RU"/>
    </style:style>
    <style:style style:name="P26" style:family="paragraph" style:parent-style-name="Table_20_Contents" style:list-style-name="L15">
      <style:paragraph-properties fo:text-align="start" style:justify-single-word="false"/>
      <style:text-properties fo:language="ru" fo:country="RU"/>
    </style:style>
    <style:style style:name="P27" style:family="paragraph" style:parent-style-name="Table_20_Contents" style:list-style-name="L16">
      <style:paragraph-properties fo:text-align="start" style:justify-single-word="false"/>
      <style:text-properties fo:language="ru" fo:country="RU"/>
    </style:style>
    <style:style style:name="P28" style:family="paragraph" style:parent-style-name="Table_20_Contents" style:list-style-name="L17">
      <style:paragraph-properties fo:text-align="start" style:justify-single-word="false"/>
      <style:text-properties fo:language="ru" fo:country="RU"/>
    </style:style>
    <style:style style:name="P29" style:family="paragraph" style:parent-style-name="Table_20_Contents" style:list-style-name="L19">
      <style:paragraph-properties fo:text-align="start" style:justify-single-word="false"/>
      <style:text-properties fo:language="ru" fo:country="RU"/>
    </style:style>
    <style:style style:name="P30" style:family="paragraph" style:parent-style-name="Table_20_Contents" style:list-style-name="L21">
      <style:paragraph-properties fo:text-align="start" style:justify-single-word="false"/>
      <style:text-properties fo:language="ru" fo:country="RU"/>
    </style:style>
    <style:style style:name="P31" style:family="paragraph" style:parent-style-name="Table_20_Contents" style:list-style-name="L22">
      <style:paragraph-properties fo:text-align="start" style:justify-single-word="false"/>
      <style:text-properties fo:language="ru" fo:country="RU"/>
    </style:style>
    <style:style style:name="P32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 style:list-style-name="L23">
      <style:paragraph-properties fo:text-align="start" style:justify-single-word="false"/>
    </style:style>
    <style:style style:name="P36" style:family="paragraph" style:parent-style-name="Table_20_Contents" style:list-style-name="L24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/>
    </style:style>
    <style:style style:name="T4" style:family="text">
      <style:text-properties fo:font-variant="normal" fo:text-transform="none" fo:color="#000000" style:text-line-through-style="none" style:font-name="Times New Roman" fo:font-size="12pt" fo:font-style="normal" style:text-underline-style="none" style:text-blinking="false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Работа с панелью администратора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4">Добавление пользовательской роли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1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пользовательской роли в системе, предусматривающей определенный набор разрешений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Новая роль внесена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форму для добавления новой роли;</text:p>
            <text:p text:style-name="P3">4. Система предоставляет форму для добавления новой роли;</text:p>
            <text:p text:style-name="P3">5. Актер вносит данные по новой роли;</text:p>
            <text:p text:style-name="P3">6. Актер назначает набор разрешений для данной роли;</text:p>
            <text:p text:style-name="P3">7. Актер запрашивает создание новой роли с сохраннением введенных данных;</text:p>
            <text:p text:style-name="P3">8. Система проверяет заполнение обязательных полей и назначение разрешений для роли;</text:p>
            <text:p text:style-name="P3">9. Система проверяет корректность заполнение полей;</text:p>
            <text:p text:style-name="P3">10. Система проверяет отсутствие такой роли в базе данных;</text:p>
            <text:p text:style-name="P3">11. Система создает новую роль, сохраняет введенные данные;</text:p>
            <text:p text:style-name="P3">12. Система выдает сообщение о успешном создании новой роли.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7а. Актер отменяет сохранение введенных данных:</text:p>
            <text:list xml:id="list34554106" text:style-name="L1">
              <text:list-item>
                <text:p text:style-name="P12">Актер запрашивает закрытие формы без предварительного сохранения введенных данных;</text:p>
              </text:list-item>
              <text:list-item>
                <text:p text:style-name="P12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2">Актер подтверждает закрытие формы без сохранение введенных данных;</text:p>
              </text:list-item>
              <text:list-item>
                <text:p text:style-name="P12">Система закрывает форму без сохраниния новой роли;</text:p>
              </text:list-item>
            </text:list>
            <text:p text:style-name="P3">8а. Не заполнены обязательные поля:</text:p>
            <text:list xml:id="list34562592" text:style-name="L2">
              <text:list-item>
                <text:p text:style-name="P13">Система выдает предупреждение о том, что не все обязательные поля заполнены и/или не назначены разрешения для роли;</text:p>
              </text:list-item>
              <text:list-item>
                <text:p text:style-name="P13">Система подсвечивает незаполненные обязательные поля;</text:p>
              </text:list-item>
              <text:list-item>
                <text:p text:style-name="P13">Система возвращает актеру форму для ввода данных;</text:p>
              </text:list-item>
              <text:list-item>
                <text:p text:style-name="P13">Актер заполняет пустые поля и/или назначает разрешения для роли;</text:p>
              </text:list-item>
              <text:list-item>
                <text:p text:style-name="P13">См. п. 7</text:p>
              </text:list-item>
            </text:list>
            <text:p text:style-name="P3">9а. Поля заполнены некорректно:</text:p>
            <text:list xml:id="list34533918" text:style-name="L3">
              <text:list-item>
                <text:p text:style-name="P14">Система выдает предупреждение о том, что поля заполнены некорректно;</text:p>
              </text:list-item>
              <text:list-item>
                <text:p text:style-name="P14">Система подсвечивает некорректно заполненные поля;</text:p>
              </text:list-item>
              <text:list-item>
                <text:p text:style-name="P14"><text:soft-page-break/>Система возвращает актеру форму для ввода данных;</text:p>
              </text:list-item>
              <text:list-item>
                <text:p text:style-name="P14">Актер редактирует некорректно заполненные поля;</text:p>
              </text:list-item>
              <text:list-item>
                <text:p text:style-name="P14">См. п. 7</text:p>
              </text:list-item>
            </text:list>
            <text:p text:style-name="P3">8а. В базе данных уже существует такая роль</text:p>
            <text:list xml:id="list34555714" text:style-name="L4">
              <text:list-item>
                <text:p text:style-name="P15">Система выдает предупреждение о том, что такая роль уже существует в базе данных;</text:p>
              </text:list-item>
              <text:list-item>
                <text:p text:style-name="P15">Система возвращает актеру форму для ввода данных;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7"/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4">Просмотр списка пользовательских ролей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1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5">Просмотр списка пользовательских ролей, используемых в системе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ролей;</text:p>
            <text:p text:style-name="P3">4. Система предоставляет страницу для просмотра списка ролей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4">Просмотр пользовательской роли 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1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5">Просмотр пользовательской роли со списком определенных для нее разрешений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Наличие прав адиминистратора </text:p>
          </table:table-cell>
        </table:table-row>
        <text:soft-page-break/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ролей;</text:p>
            <text:p text:style-name="P3">4. Система предоставляет страницу для просмотра списка ролей;</text:p>
            <text:p text:style-name="P3">5. Актер запрашивает форму для просмотра конкретной роли;</text:p>
            <text:p text:style-name="P3">6. Система предоставляет форму для просмотра конкретной роли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6"><text:span text:style-name="T3">Редактирование пользовательской роли</text:span> <text:s/>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1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5">Редактирование пользовательской роли со списком определенных для нее разрешений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ролей;</text:p>
            <text:p text:style-name="P3">4. Система предоставляет страницу для просмотра списка ролей;</text:p>
            <text:p text:style-name="P3">5. Актер запрашивает форму для просмотра конкретной роли;</text:p>
            <text:p text:style-name="P3">6. Система предоставляет форму для просмотра конкретной роли;</text:p>
            <text:p text:style-name="P3">7. Актер производит редактирование пользовательской роли: изменение название роли, изменение списка разрешений, назначенных по данной роли;</text:p>
            <text:p text:style-name="P3">8. Актер запрашивает сохранение изменений;</text:p>
            <text:p text:style-name="P3">9. Система проверяет заполнение обязательных полей и назначение разрешений для роли;</text:p>
            <text:p text:style-name="P3">9. Система проверяет корректность заполнение полей;</text:p>
            <text:p text:style-name="P3">10. Система сохраняет изменения;</text:p>
            <text:p text:style-name="P3">11. Система выдает сообщение о успешном сохранении изменений.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8а. Актер отменяет сохранение изменений:</text:p>
            <text:list xml:id="list34560561" text:style-name="L5">
              <text:list-item>
                <text:p text:style-name="P16">Актер запрашивает закрытие формы без предварительного сохранения изменений;</text:p>
              </text:list-item>
              <text:list-item>
                <text:p text:style-name="P16"><text:soft-page-break/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6">Актер подтверждает закрытие формы без сохранение изменений;</text:p>
              </text:list-item>
            </text:list>
            <text:list xml:id="list35214205" text:continue-list="list34554106" text:style-name="L1">
              <text:list-item>
                <text:p text:style-name="P12">Система закрывает форму без сохраниния изменений;</text:p>
              </text:list-item>
              <text:list-item>
                <text:p text:style-name="P12">Система возвращает актеру страницу для просмотра списка ролей;</text:p>
              </text:list-item>
            </text:list>
            <text:p text:style-name="P3">9а. Не заполнены обязательные поля:</text:p>
            <text:list xml:id="list34555213" text:style-name="L6">
              <text:list-item>
                <text:p text:style-name="P17">Система выдает предупреждение о том, что не все обязательные поля заполнены и/или не назначены разрешения для роли;</text:p>
              </text:list-item>
              <text:list-item>
                <text:p text:style-name="P17">Система подсвечивает незаполненные обязательные поля;</text:p>
              </text:list-item>
              <text:list-item>
                <text:p text:style-name="P17">Система возвращает актеру форму для ввода данных;</text:p>
              </text:list-item>
              <text:list-item>
                <text:p text:style-name="P17">Актер заполняет пустые поля и/или назначает разрешения для роли;</text:p>
              </text:list-item>
              <text:list-item>
                <text:p text:style-name="P17">См. п. 8</text:p>
              </text:list-item>
            </text:list>
            <text:p text:style-name="P3">10а. Поля заполнены некорректно:</text:p>
            <text:list xml:id="list34555779" text:style-name="L7">
              <text:list-item>
                <text:p text:style-name="P18">Система выдает предупреждение о том, что поля заполнены некорректно;</text:p>
              </text:list-item>
              <text:list-item>
                <text:p text:style-name="P18">Система подсвечивает некорректно заполненные поля;</text:p>
              </text:list-item>
              <text:list-item>
                <text:p text:style-name="P18">Система возвращает актеру форму для ввода данных;</text:p>
              </text:list-item>
              <text:list-item>
                <text:p text:style-name="P18">Актер редактирует некорректно заполненные поля;</text:p>
              </text:list-item>
              <text:list-item>
                <text:p text:style-name="P18">См. п. 8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4"><text:span text:style-name="T4">Удаление пользовательской роли</text:span><text:span text:style-name="T5"> </text:span><text:s/>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3">НР-1.5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5">Удаление пользовательской роли из системы</text:p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3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3">Менедж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ролей;</text:p>
            <text:p text:style-name="P3">4. Система предоставляет страницу для просмотра списка ролей;</text:p>
            <text:p text:style-name="P3">5. Актер запрашивает форму для просмотра конкретной роли;</text:p>
            <text:p text:style-name="P3">6. Система предоставляет форму для просмотра конкретной роли;</text:p>
            <text:p text:style-name="P3">7. Актер запрашивает удаление пользовательской роли из системы;</text:p>
            <text:p text:style-name="P3">8. Система выдает предупреждение о том, что в результате этого действия пользовательская роль будет удалена из базы и запрашивает <text:soft-page-break/>подтверждение;</text:p>
            <text:p text:style-name="P3">9. Актер подтверждает удаление пользовательской роли;</text:p>
            <text:p text:style-name="P3">10. Система производит удаление пользовательской роли. 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3">9а. Отмена удаления пользовательской роли:</text:p>
            <text:list xml:id="list34547895" text:style-name="L8">
              <text:list-item>
                <text:p text:style-name="P19">Актер не подтверждает удаление пользовательской роли нажатием кнопки отмены;</text:p>
              </text:list-item>
              <text:list-item>
                <text:p text:style-name="P19">Система возвращает пользователю форму для просмотра конкретной роли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4">Настройка системы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3">НР-1.6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3">Пользовательская настройка системы. Предустановка настраиваемых параметров системы</text:p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3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3">Менедж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Main Success Scenario</text:p>
          </table:table-cell>
          <table:table-cell table:style-name="Таблица6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производит настройку системы<text:span text:style-name="T1">: </text:span></text:p>
            <text:p text:style-name="P3"><text:span text:style-name="T1"><text:s/></text:span>- добавление/удаление стран и городов, используемых в системе;</text:p>
            <text:p text:style-name="P3"><text:s/>- добавление/удаление румов, используемых в системе;</text:p>
            <text:p text:style-name="P3"><text:span text:style-name="T1"><text:s/></text:span>- добавление/удаление <text:s/>иностранных языков, используемых в системе;</text:p>
            <text:p text:style-name="P3"><text:s/>- добавление/удаление социальных сетей, используемых в системе;</text:p>
            <text:p text:style-name="P3"><text:s/>- добавление/удаление статусов вакансии;</text:p>
            <text:p text:style-name="P3"><text:s/>- добавление/удаление этапов прохождения кандидатом процесса найма;</text:p>
            <text:p text:style-name="P3"><text:s/>- добавление/удаление структурных подразделений компании, для которых производиться поиск кандидатов;</text:p>
            <text:p text:style-name="P3">4. Актер запрашивает сохранение произведенных настроек;</text:p>
            <text:p text:style-name="P3">5. Система проверяет заполнение обязательных полей;</text:p>
            <text:p text:style-name="P3">6. Система проверяет корректность заполнение всех полей;</text:p>
            <text:p text:style-name="P3">7. Система выдает сообщение о успешном сохранение настроек.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3">4а. Актер отменяет сохранение введенных данных:</text:p>
            <text:list xml:id="list34535000" text:style-name="L9">
              <text:list-item>
                <text:p text:style-name="P20">Актер запрашивает закрытие панели администратора без предварительного сохранения введенных данных;</text:p>
              </text:list-item>
              <text:list-item>
                <text:p text:style-name="P2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0">Актер подтверждает закрытие панели администратора без <text:soft-page-break/>сохранение введенных данных;</text:p>
              </text:list-item>
              <text:list-item>
                <text:p text:style-name="P20">Система закрывает панель администратора без сохранения произведенных настроек;</text:p>
              </text:list-item>
            </text:list>
            <text:p text:style-name="P3">5а. Не заполнены обязательные поля:</text:p>
            <text:list xml:id="list34537407" text:style-name="L10">
              <text:list-item>
                <text:p text:style-name="P21">Система выдает предупреждение о том, что не все обязательные поля заполнены;</text:p>
              </text:list-item>
              <text:list-item>
                <text:p text:style-name="P21">Система подсвечивает незаполненные обязательные поля;</text:p>
              </text:list-item>
              <text:list-item>
                <text:p text:style-name="P21">Система возвращает актеру панель администратора для ввода данных;</text:p>
              </text:list-item>
              <text:list-item>
                <text:p text:style-name="P21">Актер заполняет пустые поля;</text:p>
              </text:list-item>
              <text:list-item>
                <text:p text:style-name="P21">См. п. 4</text:p>
              </text:list-item>
            </text:list>
            <text:p text:style-name="P3">6а. Поля заполнены некорректно:</text:p>
            <text:list xml:id="list34536167" text:style-name="L11">
              <text:list-item>
                <text:p text:style-name="P22">Система выдает предупреждение о том, что поля заполнены некорректно;</text:p>
              </text:list-item>
              <text:list-item>
                <text:p text:style-name="P22">Система подсвечивает некорректно заполненные поля;</text:p>
              </text:list-item>
              <text:list-item>
                <text:p text:style-name="P22">Система возвращает актеру панель администратора для ввода данных;</text:p>
              </text:list-item>
              <text:list-item>
                <text:p text:style-name="P22">Актер редактирует некорректно заполненные поля;</text:p>
              </text:list-item>
              <text:list-item>
                <text:p text:style-name="P22">См. п. 4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Use case</text:p>
          </table:table-cell>
          <table:table-cell table:style-name="Таблица7.B1" office:value-type="string">
            <text:p text:style-name="P4">Регистрация нового пользователя</text:p>
          </table:table-cell>
        </table:table-row>
        <table:table-row>
          <table:table-cell table:style-name="Таблица7.A2" office:value-type="string">
            <text:p text:style-name="P1">Id</text:p>
          </table:table-cell>
          <table:table-cell table:style-name="Таблица7.B2" office:value-type="string">
            <text:p text:style-name="P3">НР-1.7</text:p>
          </table:table-cell>
        </table:table-row>
        <table:table-row>
          <table:table-cell table:style-name="Таблица7.A2" office:value-type="string">
            <text:p text:style-name="P1">Description</text:p>
          </table:table-cell>
          <table:table-cell table:style-name="Таблица7.B2" office:value-type="string">
            <text:p text:style-name="P3">Добавление нового пользователя в базу. Внесение актуальных данных касательно пользователя. Назначение пользователю роли</text:p>
          </table:table-cell>
        </table:table-row>
        <table:table-row>
          <table:table-cell table:style-name="Таблица7.A2" office:value-type="string">
            <text:p text:style-name="P1">Level</text:p>
          </table:table-cell>
          <table:table-cell table:style-name="Таблица7.B2" office:value-type="string">
            <text:p text:style-name="P3">Пользовательская цель</text:p>
          </table:table-cell>
        </table:table-row>
        <table:table-row>
          <table:table-cell table:style-name="Таблица7.A2" office:value-type="string">
            <text:p text:style-name="P1">Actors</text:p>
          </table:table-cell>
          <table:table-cell table:style-name="Таблица7.B2" office:value-type="string">
            <text:p text:style-name="P3">Менеджер</text:p>
          </table:table-cell>
        </table:table-row>
        <table:table-row>
          <table:table-cell table:style-name="Таблица7.A2" office:value-type="string">
            <text:p text:style-name="P1">Pre-Conditions</text:p>
          </table:table-cell>
          <table:table-cell table:style-name="Таблица7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7.A2" office:value-type="string">
            <text:p text:style-name="P1">Post Conditions</text:p>
          </table:table-cell>
          <table:table-cell table:style-name="Таблица7.B2" office:value-type="string">
            <text:p text:style-name="P3">Новый пользователь внесен в базу. Пользователю назначена соответствующая роль</text:p>
          </table:table-cell>
        </table:table-row>
        <table:table-row>
          <table:table-cell table:style-name="Таблица7.A2" office:value-type="string">
            <text:p text:style-name="P1">Trigger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Main Success Scenario</text:p>
          </table:table-cell>
          <table:table-cell table:style-name="Таблица7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форму для регистрации нового пользователя</text:p>
            <text:p text:style-name="P3">4. Система предоставляет форму для внесения данных нового пользователя</text:p>
            <text:p text:style-name="P3">5. Актер вводит данные нового пользователя</text:p>
            <text:p text:style-name="P3">6. Актер назначает роль новому пользователю</text:p>
            <text:p text:style-name="P3">7. Актер запрашивает создание нового пользователя с сохранением <text:soft-page-break/>введенных данных</text:p>
            <text:p text:style-name="P3">8. Система проверяет заполнение обязательных полей и назначение роли пользователя</text:p>
            <text:p text:style-name="P3">9. Система проверяет корректность заполнение всех полей</text:p>
            <text:p text:style-name="P3">10. Система проверяет отсутствие такого пользователя в баз данных</text:p>
            <text:p text:style-name="P3">11. Система создает нового пользователя, сохраняет введенные данные</text:p>
            <text:p text:style-name="P3">12. Система выдает сообщение о успешном создании нового пользователя</text:p>
          </table:table-cell>
        </table:table-row>
        <table:table-row>
          <table:table-cell table:style-name="Таблица7.A2" office:value-type="string">
            <text:p text:style-name="P1">Extensions</text:p>
          </table:table-cell>
          <table:table-cell table:style-name="Таблица7.B2" office:value-type="string">
            <text:p text:style-name="P3">7а. Актер отменяет сохранение введенных данных:</text:p>
            <text:list xml:id="list34552006" text:style-name="L12">
              <text:list-item>
                <text:p text:style-name="P23">Актер запрашивает закрытие формы без предварительного сохранения введенных данных;</text:p>
              </text:list-item>
              <text:list-item>
                <text:p text:style-name="P23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3">Актер подтверждает закрытие формы без сохранение введенных данных;</text:p>
              </text:list-item>
              <text:list-item>
                <text:p text:style-name="P23">Система закрывает форму без сохраниния нового пользователя;</text:p>
              </text:list-item>
              <text:list-item>
                <text:p text:style-name="P23">Система возвращает пользователю панель администратора.</text:p>
              </text:list-item>
            </text:list>
            <text:p text:style-name="P3">8а. Не заполнены обязательные поля:</text:p>
            <text:list xml:id="list34558177" text:style-name="L13">
              <text:list-item>
                <text:p text:style-name="P24">Система выдает предупреждение о том, что не все обязательные поля заполнены или не пользователю не назначена роль;</text:p>
              </text:list-item>
              <text:list-item>
                <text:p text:style-name="P24">Система подсвечивает незаполненные обязательные поля;</text:p>
              </text:list-item>
              <text:list-item>
                <text:p text:style-name="P24">Система возвращает актеру форму для ввода данных;</text:p>
              </text:list-item>
              <text:list-item>
                <text:p text:style-name="P24">Актер заполняет пустые поля;</text:p>
              </text:list-item>
              <text:list-item>
                <text:p text:style-name="P24">См. п. 7</text:p>
              </text:list-item>
            </text:list>
            <text:p text:style-name="P3">9а. Поля заполнены некорректно:</text:p>
            <text:list xml:id="list34550886" text:style-name="L14">
              <text:list-item>
                <text:p text:style-name="P25">Система выдает предупреждение о том, что поля заполнены некорректно;</text:p>
              </text:list-item>
              <text:list-item>
                <text:p text:style-name="P25">Система подсвечивает некорректно заполненные поля;</text:p>
              </text:list-item>
              <text:list-item>
                <text:p text:style-name="P25">Система возвращает актеру форму для ввода данных;</text:p>
              </text:list-item>
              <text:list-item>
                <text:p text:style-name="P25">Актер редактирует некорректно заполненные поля;</text:p>
              </text:list-item>
              <text:list-item>
                <text:p text:style-name="P25">См. п. 7</text:p>
              </text:list-item>
            </text:list>
            <text:p text:style-name="P3">10а. В базе данных уже существует такой пользователь</text:p>
            <text:list xml:id="list34562952" text:style-name="L15">
              <text:list-item>
                <text:p text:style-name="P26">Система выдает предупреждение о том, что такой пользователь уже существует в базе данных;</text:p>
              </text:list-item>
              <text:list-item>
                <text:p text:style-name="P26">Система возвращает актеру форму для ввода данных;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">Variations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Frequency</text:p>
          </table:table-cell>
          <table:table-cell table:style-name="Таблица7.B2" office:value-type="string">
            <text:p text:style-name="P2"/>
          </table:table-cell>
        </table:table-row>
        <table:table-row>
          <table:table-cell table:style-name="Таблица7.A2" office:value-type="string">
            <text:p text:style-name="P1">Assumptions</text:p>
          </table:table-cell>
          <table:table-cell table:style-name="Таблица7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Use case</text:p>
          </table:table-cell>
          <table:table-cell table:style-name="Таблица8.B1" office:value-type="string">
            <text:p text:style-name="P4">Просмотр списка пользователей</text:p>
          </table:table-cell>
        </table:table-row>
        <table:table-row>
          <table:table-cell table:style-name="Таблица8.A2" office:value-type="string">
            <text:p text:style-name="P1">Id</text:p>
          </table:table-cell>
          <table:table-cell table:style-name="Таблица8.B2" office:value-type="string">
            <text:p text:style-name="P3">НР-1.8</text:p>
          </table:table-cell>
        </table:table-row>
        <table:table-row>
          <table:table-cell table:style-name="Таблица8.A2" office:value-type="string">
            <text:p text:style-name="P1">Description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Level</text:p>
          </table:table-cell>
          <table:table-cell table:style-name="Таблица8.B2" office:value-type="string">
            <text:p text:style-name="P3">Пользовательская цель</text:p>
          </table:table-cell>
        </table:table-row>
        <table:table-row>
          <table:table-cell table:style-name="Таблица8.A2" office:value-type="string">
            <text:p text:style-name="P1">Actors</text:p>
          </table:table-cell>
          <table:table-cell table:style-name="Таблица8.B2" office:value-type="string">
            <text:p text:style-name="P3">Менеджер</text:p>
          </table:table-cell>
        </table:table-row>
        <text:soft-page-break/>
        <table:table-row>
          <table:table-cell table:style-name="Таблица8.A2" office:value-type="string">
            <text:p text:style-name="P1">Pre-Conditions</text:p>
          </table:table-cell>
          <table:table-cell table:style-name="Таблица8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8.A2" office:value-type="string">
            <text:p text:style-name="P1">Post Conditions</text:p>
          </table:table-cell>
          <table:table-cell table:style-name="Таблица8.B2" office:value-type="string">
            <text:p text:style-name="P3">Получение списка пользователей</text:p>
          </table:table-cell>
        </table:table-row>
        <table:table-row>
          <table:table-cell table:style-name="Таблица8.A2" office:value-type="string">
            <text:p text:style-name="P1">Trigger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Main Success Scenario</text:p>
          </table:table-cell>
          <table:table-cell table:style-name="Таблица8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пользователей</text:p>
            <text:p text:style-name="P3">4. Система предоставляет страницу для просмотра списка пользователей;</text:p>
          </table:table-cell>
        </table:table-row>
        <table:table-row>
          <table:table-cell table:style-name="Таблица8.A2" office:value-type="string">
            <text:p text:style-name="P1">Extensions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Variations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Frequency</text:p>
          </table:table-cell>
          <table:table-cell table:style-name="Таблица8.B2" office:value-type="string">
            <text:p text:style-name="P2"/>
          </table:table-cell>
        </table:table-row>
        <table:table-row>
          <table:table-cell table:style-name="Таблица8.A2" office:value-type="string">
            <text:p text:style-name="P1">Assumptions</text:p>
          </table:table-cell>
          <table:table-cell table:style-name="Таблица8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">Use case</text:p>
          </table:table-cell>
          <table:table-cell table:style-name="Таблица9.B1" office:value-type="string">
            <text:p text:style-name="P4">Поиск пользователей</text:p>
          </table:table-cell>
        </table:table-row>
        <table:table-row>
          <table:table-cell table:style-name="Таблица9.A2" office:value-type="string">
            <text:p text:style-name="P1">Id</text:p>
          </table:table-cell>
          <table:table-cell table:style-name="Таблица9.B2" office:value-type="string">
            <text:p text:style-name="P3">НР-1.9</text:p>
          </table:table-cell>
        </table:table-row>
        <table:table-row>
          <table:table-cell table:style-name="Таблица9.A2" office:value-type="string">
            <text:p text:style-name="P1">Description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Level</text:p>
          </table:table-cell>
          <table:table-cell table:style-name="Таблица9.B2" office:value-type="string">
            <text:p text:style-name="P3">Пользовательская цель</text:p>
          </table:table-cell>
        </table:table-row>
        <table:table-row>
          <table:table-cell table:style-name="Таблица9.A2" office:value-type="string">
            <text:p text:style-name="P1">Actors</text:p>
          </table:table-cell>
          <table:table-cell table:style-name="Таблица9.B2" office:value-type="string">
            <text:p text:style-name="P3">Менеджер</text:p>
          </table:table-cell>
        </table:table-row>
        <table:table-row>
          <table:table-cell table:style-name="Таблица9.A2" office:value-type="string">
            <text:p text:style-name="P1">Pre-Conditions</text:p>
          </table:table-cell>
          <table:table-cell table:style-name="Таблица9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9.A2" office:value-type="string">
            <text:p text:style-name="P1">Post Conditions</text:p>
          </table:table-cell>
          <table:table-cell table:style-name="Таблица9.B2" office:value-type="string">
            <text:p text:style-name="P3">Найден профиль пользователя согласно указанным параметрам</text:p>
          </table:table-cell>
        </table:table-row>
        <table:table-row>
          <table:table-cell table:style-name="Таблица9.A2" office:value-type="string">
            <text:p text:style-name="P1">Trigger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Main Success Scenario</text:p>
          </table:table-cell>
          <table:table-cell table:style-name="Таблица9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запрашивает страницу для просмотра списка пользователей</text:p>
            <text:p text:style-name="P3">4. Система предоставляет страницу для просмотра списка пользователей;</text:p>
            <text:p text:style-name="P3">5. Актер вводит параметры, в соответствии с которыми будет сформирована выборка пользователей для просмотра;</text:p>
            <text:p text:style-name="P3">4. Актер запрашивает формирование выборки пользователей в соответствии с указанными параметрами</text:p>
            <text:p text:style-name="P3">5. Система формирует выборку пользователей в соответствии с указанными параметрами и отображает актеру;</text:p>
          </table:table-cell>
        </table:table-row>
        <table:table-row>
          <table:table-cell table:style-name="Таблица9.A2" office:value-type="string">
            <text:p text:style-name="P1">Extensions</text:p>
          </table:table-cell>
          <table:table-cell table:style-name="Таблица9.B2" office:value-type="string">
            <text:p text:style-name="P3">4а. Отсутствие в базе пользователей, которые соответствуют указанным параметрам</text:p>
            <text:list xml:id="list34549874" text:style-name="L16">
              <text:list-item>
                <text:p text:style-name="P27">Система выдает сообщение, что в базе отсутствуют пользователи, соответствующие указанным параметрам выборки;</text:p>
              </text:list-item>
              <text:list-item>
                <text:p text:style-name="P27">Система возаращает актеру страницу для <text:s/>для просмотра списка пользователей.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1">Variations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Frequency</text:p>
          </table:table-cell>
          <table:table-cell table:style-name="Таблица9.B2" office:value-type="string">
            <text:p text:style-name="P2"/>
          </table:table-cell>
        </table:table-row>
        <table:table-row>
          <table:table-cell table:style-name="Таблица9.A2" office:value-type="string">
            <text:p text:style-name="P1">Assumptions</text:p>
          </table:table-cell>
          <table:table-cell table:style-name="Таблица9.B2" office:value-type="string">
            <text:p text:style-name="P2"/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>
          <table:table-cell table:style-name="Таблица10.A1" office:value-type="string">
            <text:p text:style-name="P1">Use case</text:p>
          </table:table-cell>
          <table:table-cell table:style-name="Таблица10.B1" office:value-type="string">
            <text:p text:style-name="P9">Просмотр профиля пользователя</text:p>
          </table:table-cell>
        </table:table-row>
        <table:table-row>
          <table:table-cell table:style-name="Таблица10.A2" office:value-type="string">
            <text:p text:style-name="P1">Id</text:p>
          </table:table-cell>
          <table:table-cell table:style-name="Таблица10.B2" office:value-type="string">
            <text:p text:style-name="P3">НР-1.10</text:p>
          </table:table-cell>
        </table:table-row>
        <table:table-row>
          <table:table-cell table:style-name="Таблица10.A2" office:value-type="string">
            <text:p text:style-name="P1">Description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Level</text:p>
          </table:table-cell>
          <table:table-cell table:style-name="Таблица10.B2" office:value-type="string">
            <text:p text:style-name="P3">Пользовательская цель</text:p>
          </table:table-cell>
        </table:table-row>
        <table:table-row>
          <table:table-cell table:style-name="Таблица10.A2" office:value-type="string">
            <text:p text:style-name="P1">Actors</text:p>
          </table:table-cell>
          <table:table-cell table:style-name="Таблица10.B2" office:value-type="string">
            <text:p text:style-name="P3">Менеджер</text:p>
          </table:table-cell>
        </table:table-row>
        <table:table-row>
          <table:table-cell table:style-name="Таблица10.A2" office:value-type="string">
            <text:p text:style-name="P1">Pre-Conditions</text:p>
          </table:table-cell>
          <table:table-cell table:style-name="Таблица10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10.A2" office:value-type="string">
            <text:p text:style-name="P1">Post Conditions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Trigger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Main Success Scenario<text:span text:style-name="T2">1</text:span></text:p>
            <text:p text:style-name="P4"/>
          </table:table-cell>
          <table:table-cell table:style-name="Таблица10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переходит на страницу для просмотра списка пользователей;</text:p>
            <text:p text:style-name="P3">4. Система открывает страницу для просмотра списка пользователей;</text:p>
            <text:p text:style-name="P3">5. Актер вводит параметры, по которым система идентифицирует конкретного пользователя и запрашивает его поиск;</text:p>
            <text:p text:style-name="P3">6. Система осуществляет поиск профиля пользователя в базе;</text:p>
            <text:p text:style-name="P3">7. Система предоставляет доступ к профилю пользователя;</text:p>
            <text:p text:style-name="P3">8. Актер переходит на страницу профиля пользователя;</text:p>
          </table:table-cell>
        </table:table-row>
        <table:table-row>
          <table:table-cell table:style-name="Таблица10.A2" office:value-type="string">
            <text:p text:style-name="P1">Extensions</text:p>
          </table:table-cell>
          <table:table-cell table:style-name="Таблица10.B2" office:value-type="string">
            <text:p text:style-name="P3">6а. Отсутствие в базе пользователя, который соответствует указанным параметрам</text:p>
            <text:list xml:id="list34619633" text:style-name="L17">
              <text:list-item>
                <text:p text:style-name="P28">Система выдает сообщение, что в базе отсутствуют пользователь, соответствующий указанным параметрам выборки;</text:p>
              </text:list-item>
              <text:list-item>
                <text:p text:style-name="P28">Система возаращает актеру страницу для <text:s/>для просмотра списка пользователей;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1">Variations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Frequency</text:p>
          </table:table-cell>
          <table:table-cell table:style-name="Таблица10.B2" office:value-type="string">
            <text:p text:style-name="P2"/>
          </table:table-cell>
        </table:table-row>
        <table:table-row>
          <table:table-cell table:style-name="Таблица10.A2" office:value-type="string">
            <text:p text:style-name="P1">Assumptions</text:p>
          </table:table-cell>
          <table:table-cell table:style-name="Таблица10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">Use case</text:p>
          </table:table-cell>
          <table:table-cell table:style-name="Таблица11.B1" office:value-type="string">
            <text:p text:style-name="P10"><text:span text:style-name="T3">Редактирование профиля пользователя</text:span> </text:p>
          </table:table-cell>
        </table:table-row>
        <table:table-row>
          <table:table-cell table:style-name="Таблица11.A2" office:value-type="string">
            <text:p text:style-name="P1">Id</text:p>
          </table:table-cell>
          <table:table-cell table:style-name="Таблица11.B2" office:value-type="string">
            <text:p text:style-name="P3">НР-1.11</text:p>
          </table:table-cell>
        </table:table-row>
        <table:table-row>
          <table:table-cell table:style-name="Таблица11.A2" office:value-type="string">
            <text:p text:style-name="P1">Description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Level</text:p>
          </table:table-cell>
          <table:table-cell table:style-name="Таблица11.B2" office:value-type="string">
            <text:p text:style-name="P3">Пользовательская цель</text:p>
          </table:table-cell>
        </table:table-row>
        <table:table-row>
          <table:table-cell table:style-name="Таблица11.A2" office:value-type="string">
            <text:p text:style-name="P1">Actors</text:p>
          </table:table-cell>
          <table:table-cell table:style-name="Таблица11.B2" office:value-type="string">
            <text:p text:style-name="P3">Менеджер</text:p>
          </table:table-cell>
        </table:table-row>
        <table:table-row>
          <table:table-cell table:style-name="Таблица11.A2" office:value-type="string">
            <text:p text:style-name="P1">Pre-Conditions</text:p>
          </table:table-cell>
          <table:table-cell table:style-name="Таблица11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11.A2" office:value-type="string">
            <text:p text:style-name="P1">Post Conditions</text:p>
          </table:table-cell>
          <table:table-cell table:style-name="Таблица11.B2" office:value-type="string">
            <text:p text:style-name="P3"/>
          </table:table-cell>
        </table:table-row>
        <table:table-row>
          <table:table-cell table:style-name="Таблица11.A2" office:value-type="string">
            <text:p text:style-name="P1">Trigger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Main Success Scenario<text:span text:style-name="T2">1</text:span></text:p>
            <text:p text:style-name="P4"><text:soft-page-break/></text:p>
          </table:table-cell>
          <table:table-cell table:style-name="Таблица11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<text:soft-page-break/>3. Актер переходит на страницу для просмотра списка пользователей;</text:p>
            <text:p text:style-name="P3">4. Система открывает страницу для просмотра списка пользователей;</text:p>
            <text:p text:style-name="P3">5. Актер вводит параметры, по которым система идентифицирует конкретного пользователя и запрашивает его поиск;</text:p>
            <text:p text:style-name="P3">6. Система осуществляет поиск профиля пользователя в базе;</text:p>
            <text:p text:style-name="P3">7. Система предоставляет доступ к профилю пользователя;</text:p>
            <text:p text:style-name="P3">8. Актер переходит на страницу профиля пользователя;</text:p>
            <text:p text:style-name="P3">9. Актер производит редактирования профиля пользователя;</text:p>
            <text:p text:style-name="P3">10. Актер запрашивает сохранение внесенных изменений; </text:p>
            <text:p text:style-name="P3">11. Система проверяет заполнение обязательных полей и назначение роли пользователя после редактирования профиля;</text:p>
            <text:p text:style-name="P3">12. Система проверяет корректность заполнение всех полей после редактирования профиля;</text:p>
            <text:p text:style-name="P3">13. Система производит сохранение данных, которые были изменены в профиле пользователя;</text:p>
            <text:p text:style-name="P3">14. Система выдает сообщение об успешном сохранении данных. </text:p>
          </table:table-cell>
        </table:table-row>
        <table:table-row>
          <table:table-cell table:style-name="Таблица11.A2" office:value-type="string">
            <text:p text:style-name="P1">Extensions</text:p>
          </table:table-cell>
          <table:table-cell table:style-name="Таблица11.B2" office:value-type="string">
            <text:p text:style-name="P3">6а. Отсутствие в базе пользователя, который соответствует указанным параметрам</text:p>
            <text:list xml:id="list34698267" text:style-name="L19">
              <text:list-item>
                <text:p text:style-name="P29">Система выдает сообщение, что в базе отсутствуют пользователь, соответствующий указанным параметрам выборки;</text:p>
              </text:list-item>
              <text:list-item>
                <text:p text:style-name="P29">Система возаращает актеру страницу для <text:s/>для просмотра списка пользователей;</text:p>
              </text:list-item>
            </text:list>
            <text:p text:style-name="P3">10а. Актер отменяет сохранение изменений:</text:p>
            <text:list xml:id="list34723849" text:style-name="L23">
              <text:list-item>
                <text:p text:style-name="P35"><text:span text:style-name="T2">Актер запрашивает закрытие страницы профиля пользователя без предварительного сохранения введенных данных;</text:span></text:p>
              </text:list-item>
              <text:list-item>
                <text:p text:style-name="P35"><text:span text:style-name="T2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35"><text:span text:style-name="T2">Актер подтверждает закрытие страницы без сохранение введенных данных;</text:span></text:p>
              </text:list-item>
              <text:list-item>
                <text:p text:style-name="P35"><text:span text:style-name="T2">Система закрывает страницу без сохраниния изменений в профиле пользователя;</text:span></text:p>
              </text:list-item>
              <text:list-item>
                <text:p text:style-name="P35"><text:span text:style-name="T2">Система возвращает пользователю страницу для просмотра списка пользователей.</text:span></text:p>
              </text:list-item>
            </text:list>
            <text:p text:style-name="P3">11а. Не заполнены обязательные поля:</text:p>
            <text:list xml:id="list34713905" text:style-name="L21">
              <text:list-item>
                <text:p text:style-name="P30">Система выдает предупреждение о том, что после редактирования не все обязательные поля заполнены или пользователю не назначена роль;</text:p>
              </text:list-item>
              <text:list-item>
                <text:p text:style-name="P30">Система подсвечивает незаполненные обязательные поля;</text:p>
              </text:list-item>
              <text:list-item>
                <text:p text:style-name="P30">Система возвращает актеру страницу с профилем пользователя для ввода данных;</text:p>
              </text:list-item>
              <text:list-item>
                <text:p text:style-name="P30">Актер заполняет пустые поля;</text:p>
              </text:list-item>
              <text:list-item>
                <text:p text:style-name="P30">См. п. 10</text:p>
              </text:list-item>
            </text:list>
            <text:p text:style-name="P3">12а. Поля заполнены некорректно:</text:p>
            <text:list xml:id="list34702519" text:style-name="L22">
              <text:list-item>
                <text:p text:style-name="P31">Система выдает предупреждение о том, что поля заполнены некорректно;</text:p>
              </text:list-item>
              <text:list-item>
                <text:p text:style-name="P31">Система подсвечивает некорректно заполненные поля;</text:p>
              </text:list-item>
              <text:list-item>
                <text:p text:style-name="P31">Система возвращает актеру страницу с профилем пользователя для ввода данных;</text:p>
              </text:list-item>
              <text:list-item>
                <text:p text:style-name="P31"><text:soft-page-break/>Актер редактирует некорректно заполненные поля;</text:p>
              </text:list-item>
              <text:list-item>
                <text:p text:style-name="P31">См. п. 10</text:p>
              </text:list-item>
            </text:list>
          </table:table-cell>
        </table:table-row>
        <table:table-row>
          <table:table-cell table:style-name="Таблица11.A2" office:value-type="string">
            <text:p text:style-name="P1">Variations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Frequency</text:p>
          </table:table-cell>
          <table:table-cell table:style-name="Таблица11.B2" office:value-type="string">
            <text:p text:style-name="P2"/>
          </table:table-cell>
        </table:table-row>
        <table:table-row>
          <table:table-cell table:style-name="Таблица11.A2" office:value-type="string">
            <text:p text:style-name="P1">Assumptions</text:p>
          </table:table-cell>
          <table:table-cell table:style-name="Таблица11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">Use case</text:p>
          </table:table-cell>
          <table:table-cell table:style-name="Таблица12.B1" office:value-type="string">
            <text:p text:style-name="P4"><text:span text:style-name="T4">Удаление профиля пользователя</text:span><text:span text:style-name="T5"> </text:span><text:s/></text:p>
          </table:table-cell>
        </table:table-row>
        <table:table-row>
          <table:table-cell table:style-name="Таблица12.A2" office:value-type="string">
            <text:p text:style-name="P1">Id</text:p>
          </table:table-cell>
          <table:table-cell table:style-name="Таблица12.B2" office:value-type="string">
            <text:p text:style-name="P3">НР-1.12</text:p>
          </table:table-cell>
        </table:table-row>
        <table:table-row>
          <table:table-cell table:style-name="Таблица12.A2" office:value-type="string">
            <text:p text:style-name="P1">Description</text:p>
          </table:table-cell>
          <table:table-cell table:style-name="Таблица12.B2" office:value-type="string">
            <text:p text:style-name="P5"><text:span text:style-name="T4">Удаление профиля пользователя</text:span><text:span text:style-name="T5"> </text:span><text:s/></text:p>
          </table:table-cell>
        </table:table-row>
        <table:table-row>
          <table:table-cell table:style-name="Таблица12.A2" office:value-type="string">
            <text:p text:style-name="P1">Level</text:p>
          </table:table-cell>
          <table:table-cell table:style-name="Таблица12.B2" office:value-type="string">
            <text:p text:style-name="P3">Пользовательская цель</text:p>
          </table:table-cell>
        </table:table-row>
        <table:table-row>
          <table:table-cell table:style-name="Таблица12.A2" office:value-type="string">
            <text:p text:style-name="P1">Actors</text:p>
          </table:table-cell>
          <table:table-cell table:style-name="Таблица12.B2" office:value-type="string">
            <text:p text:style-name="P3">Менеджер</text:p>
          </table:table-cell>
        </table:table-row>
        <table:table-row>
          <table:table-cell table:style-name="Таблица12.A2" office:value-type="string">
            <text:p text:style-name="P1">Pre-Conditions</text:p>
          </table:table-cell>
          <table:table-cell table:style-name="Таблица12.B2" office:value-type="string">
            <text:p text:style-name="P3">Наличие прав адиминистратора </text:p>
          </table:table-cell>
        </table:table-row>
        <table:table-row>
          <table:table-cell table:style-name="Таблица12.A2" office:value-type="string">
            <text:p text:style-name="P1">Post Conditions</text:p>
          </table:table-cell>
          <table:table-cell table:style-name="Таблица12.B2" office:value-type="string">
            <text:p text:style-name="P3"/>
          </table:table-cell>
        </table:table-row>
        <table:table-row>
          <table:table-cell table:style-name="Таблица12.A2" office:value-type="string">
            <text:p text:style-name="P1">Trigger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Main Success Scenario</text:p>
          </table:table-cell>
          <table:table-cell table:style-name="Таблица12.B2" office:value-type="string">
            <text:p text:style-name="P3">1. Актер запрашивает панель администратора;</text:p>
            <text:p text:style-name="P3">2. Система предоставляет панель администратора;</text:p>
            <text:p text:style-name="P3">3. Актер переходит на страницу для просмотра списка пользователей;</text:p>
            <text:p text:style-name="P3">4. Система открывает страницу для просмотра списка пользователей;</text:p>
            <text:p text:style-name="P3">5. Актер вводит параметры, по которым система идентифицирует конкретного пользователя и запрашивает его поиск;</text:p>
            <text:p text:style-name="P3">6. Система осуществляет поиск профиля пользователя в базе;</text:p>
            <text:p text:style-name="P3">7. Система предоставляет доступ к профилю пользователя;</text:p>
            <text:p text:style-name="P3">8. Актер переходит на страницу профиля пользователя;</text:p>
            <text:p text:style-name="P3">9. Актер запрашивает удаление профиля пользователя;</text:p>
            <text:p text:style-name="P3">10. Система выдает предупреждение о том, что в результате этого действия профиль пользователя будет удален из базы и запрашивает подтверждение;</text:p>
            <text:p text:style-name="P3">11. Актер подтверждает удаление профиля пользователя;</text:p>
            <text:p text:style-name="P3">12. Система производит удаление профиля пользователя. </text:p>
          </table:table-cell>
        </table:table-row>
        <table:table-row>
          <table:table-cell table:style-name="Таблица12.A2" office:value-type="string">
            <text:p text:style-name="P1">Extensions</text:p>
          </table:table-cell>
          <table:table-cell table:style-name="Таблица12.B2" office:value-type="string">
            <text:p text:style-name="P3">9а. Отмена удаления пользовательской роли:</text:p>
            <text:list xml:id="list35202725" text:style-name="L24">
              <text:list-item>
                <text:p text:style-name="P36"><text:span text:style-name="T2">Актер не подтверждает удаление профиля пользователя нажатием кнопки отмены;</text:span></text:p>
              </text:list-item>
              <text:list-item>
                <text:p text:style-name="P36"><text:span text:style-name="T2">Система возвращает пользователю страницу для просмотра профиля пользователя.</text:span></text:p>
              </text:list-item>
            </text:list>
          </table:table-cell>
        </table:table-row>
        <table:table-row>
          <table:table-cell table:style-name="Таблица12.A2" office:value-type="string">
            <text:p text:style-name="P1">Variations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Frequency</text:p>
          </table:table-cell>
          <table:table-cell table:style-name="Таблица12.B2" office:value-type="string">
            <text:p text:style-name="P2"/>
          </table:table-cell>
        </table:table-row>
        <table:table-row>
          <table:table-cell table:style-name="Таблица12.A2" office:value-type="string">
            <text:p text:style-name="P1">Assumptions</text:p>
          </table:table-cell>
          <table:table-cell table:style-name="Таблица12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30T15:04:42.94</dc:date>
    <dc:creator>Alina Kulish</dc:creator>
    <meta:editing-duration>PT04H26M27S</meta:editing-duration>
    <meta:editing-cycles>23</meta:editing-cycles>
    <meta:generator>OpenOffice.org/3.0$Win32 OpenOffice.org_project/300m15$Build-9379</meta:generator>
    <meta:document-statistic meta:table-count="12" meta:image-count="0" meta:object-count="0" meta:page-count="11" meta:paragraph-count="453" meta:word-count="2186" meta:character-count="17091"/>
    <meta:user-defined meta:name="Поле 1"/>
    <meta:user-defined meta:name="Поле 2"/>
    <meta:user-defined meta:name="Поле 3"/>
    <meta:user-defined meta:name="Поле 4"/>
  </office:meta>
</office:document-meta>
</file>